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45d9" officeooo:paragraph-rsid="001345d9"/>
    </style:style>
    <style:style style:name="P2" style:family="paragraph" style:parent-style-name="Standard">
      <style:paragraph-properties fo:text-align="start" style:justify-single-word="false"/>
      <style:text-properties officeooo:rsid="001345d9" officeooo:paragraph-rsid="001345d9"/>
    </style:style>
    <style:style style:name="T1" style:family="text">
      <style:text-properties officeooo:rsid="0013bd7c"/>
    </style:style>
    <style:style style:name="T2" style:family="text">
      <style:text-properties officeooo:rsid="00158807"/>
    </style:style>
    <style:style style:name="T3" style:family="text">
      <style:text-properties officeooo:rsid="00170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ionalidades de la página web</text:p>
      <text:p text:style-name="P1"/>
      <text:p text:style-name="P2">Esto es una breve explicación de las funcionalidades de la página web. Actualmente las funcionalidades son fijas pero puede que a lo largo de la creaci<text:span text:style-name="T1">ó</text:span>n del proyecto se aumente el n<text:span text:style-name="T2">ú</text:span>mero de funcionalidades.</text:p>
      <text:p text:style-name="P2"/>
      <text:p text:style-name="P2">La aplicación web será una <text:span text:style-name="T3">página</text:span> web que se dedicará a hacer reviews y noticias relacionadas con la tecnología. La página se dividirá en tres partes principales: </text:p>
      <text:p text:style-name="P2">-Inicio: Donde apareceran las noticias y reviews mas actuales.</text:p>
      <text:p text:style-name="P2">-Noticias: Aquí estarán todas las reviews y articulos ordenados por fecha de creación.</text:p>
      <text:p text:style-name="P2">-Categorías: Aquí estarán todas las reviews y artículos ordenados por categoría. Por ejemplo: Smartphones, tablets, Software, Hardware etc..</text:p>
      <text:p text:style-name="P2"/>
      <text:p text:style-name="P2">La página la podrá ver todo aquel que desee verla , todo de modo anónimo, donde no podrá comentar ni crear "posts".</text:p>
      <text:p text:style-name="P2">Se pueden crear y comentar noticias, para ello tendrá que estar la persona registrada en el foro.</text:p>
      <text:p text:style-name="P2">También los usuarios registrados pueden suscribirse a tantas categorías como desee. La página se encargará de enviar un mensaje al correo electrónico anunciando las novedades que se den en las categorias que se ha registrado el usuario.</text:p>
      <text:p text:style-name="P2"/>
      <text:p text:style-name="P2">Por lo demás no hay más que añadir a las funcionalidades de la aplicación web.</text:p>
      <text:p text:style-name="P2">Esto es la base del proyecto que puede obtener algún cambio en el futuro. El nombre y el logo de la página están por elegir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7S</meta:editing-duration>
    <meta:editing-cycles>6</meta:editing-cycles>
    <meta:generator>LibreOffice/4.1.4.2$Windows_x86 LibreOffice_project/0a0440ccc0227ad9829de5f46be37cfb6edcf72</meta:generator>
    <dc:date>2017-01-16T23:43:23.693000000</dc:date>
    <meta:document-statistic meta:table-count="0" meta:image-count="0" meta:object-count="0" meta:page-count="1" meta:paragraph-count="11" meta:word-count="222" meta:character-count="1340" meta:non-whitespace-character-count="1128"/>
    <meta:user-defined meta:name="Info 1"/>
    <meta:user-defined meta:name="Info 2"/>
    <meta:user-defined meta:name="Info 3"/>
    <meta:user-defined meta:name="Info 4"/>
  </office:meta>
</office:document-meta>
</file>